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60000016492F360FBB7CCDA75.png" manifest:media-type="image/png"/>
  <manifest:file-entry manifest:full-path="Pictures/100002010000004900000060539CCAEAAD34839F.png" manifest:media-type="image/png"/>
  <manifest:file-entry manifest:full-path="Pictures/10000201000000450000005D26DF1F32FB65D211.png" manifest:media-type="image/png"/>
  <manifest:file-entry manifest:full-path="Pictures/10000201000001E8000001E8CA68B7F98E74DB4A.png" manifest:media-type="image/png"/>
  <manifest:file-entry manifest:full-path="Pictures/100002010000004D0000005DEA211F7C556C1093.png" manifest:media-type="image/png"/>
  <manifest:file-entry manifest:full-path="Pictures/100002010000005A0000006B0A040588A887C241.png" manifest:media-type="image/png"/>
  <manifest:file-entry manifest:full-path="Pictures/10000BB70000327800003278713D548A5175F27E.svg" manifest:media-type="image/svg+xml"/>
  <manifest:file-entry manifest:full-path="Pictures/1000020100000049000000605C43F97E758228C4.png" manifest:media-type="image/png"/>
  <manifest:file-entry manifest:full-path="Pictures/10000201000000420000006358730B0EF8CB48B0.png" manifest:media-type="image/png"/>
  <manifest:file-entry manifest:full-path="Pictures/1000020100000514000006EEA7A3C37AD00540EB.png" manifest:media-type="image/png"/>
  <manifest:file-entry manifest:full-path="Pictures/100002010000004A00000045D0D46976DECE26F5.png" manifest:media-type="image/png"/>
  <manifest:file-entry manifest:full-path="Pictures/100002010000004900000053F6C82744658C6B28.png" manifest:media-type="image/png"/>
  <manifest:file-entry manifest:full-path="Pictures/100002010000004500000047B681547AC666ACCE.png" manifest:media-type="image/png"/>
  <manifest:file-entry manifest:full-path="Pictures/100002010000003A00000052E66250E8AF5B03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51cm" fo:min-width="4.246cm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2.0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2.6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35cm" fo:min-width="3.4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3.051cm" fo:min-width="2.4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051cm" fo:min-width="2.42cm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3.051cm" fo:min-width="2.42cm"/>
    </style:style>
    <style:style style:name="gr16" style:family="graphic" style:parent-style-name="standard">
      <style:graphic-properties draw:textarea-horizontal-align="justify" draw:textarea-vertical-align="middle" draw:auto-grow-height="false" fo:min-height="1.7cm" fo:min-width="2.05cm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3.051cm" fo:min-width="2.42cm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3.051cm" fo:min-width="3.75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951cm" fo:min-width="3.16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cm" fo:min-width="1.65cm"/>
    </style:style>
    <style:style style:name="gr21" style:family="graphic" style:parent-style-name="standard">
      <style:graphic-properties draw:textarea-horizontal-align="justify" draw:textarea-vertical-align="middle" draw:auto-grow-height="false" fo:min-height="2.951cm" fo:min-width="1.3cm"/>
      <style:paragraph-properties style:writing-mode="lr-tb"/>
    </style:style>
    <style:style style:name="gr22" style:family="graphic" style:parent-style-name="objectwithoutfill">
      <style:graphic-properties svg:stroke-color="#81d41a" draw:marker-end="Arrow" draw:marker-end-width="0.3cm" draw:fill="solid" draw:fill-color="#81d41a" draw:textarea-vertical-align="middle"/>
    </style:style>
    <style:style style:name="gr23" style:family="graphic" style:parent-style-name="objectwithoutfill">
      <style:graphic-properties svg:stroke-color="#81d41a" draw:marker-end="Arrow" draw:marker-end-width="0.3cm" draw:fill="solid" draw:fill-color="#81d41a" draw:textarea-vertical-align="middle"/>
      <style:paragraph-properties style:writing-mode="lr-tb"/>
    </style:style>
    <style:style style:name="gr24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gr25" style:family="graphic" style:parent-style-name="standard">
      <style:graphic-properties svg:stroke-color="#81d41a" draw:textarea-vertical-align="middle"/>
    </style:style>
    <style:style style:name="gr26" style:family="graphic" style:parent-style-name="objectwithoutfill">
      <style:graphic-properties svg:stroke-color="#ff0000" draw:marker-end="Arrow" draw:marker-end-width="0.3cm" draw:fill="solid" draw:textarea-vertical-align="middle"/>
      <style:paragraph-properties style:writing-mode="lr-tb"/>
    </style:style>
    <style:style style:name="gr27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676cm" fo:min-width="3.1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81d41a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8cm" svg:height="3.8cm" svg:x="18.6cm" svg:y="7.24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draw:text-style-name="P2" draw:layer="layout" svg:width="1.93cm" svg:height="2.539cm" svg:x="35.9cm" svg:y="8.061cm">
          <draw:image xlink:href="Pictures/100002010000004900000060539CCAEAAD34839F.png" xlink:type="simple" xlink:show="embed" xlink:actuate="onLoad" loext:mime-type="image/png">
            <text:p/>
          </draw:image>
        </draw:frame>
        <draw:frame draw:style-name="gr2" draw:text-style-name="P2" draw:layer="layout" svg:width="1.93cm" svg:height="2.539cm" svg:x="35.87cm" svg:y="11.4cm">
          <draw:image xlink:href="Pictures/1000020100000049000000605C43F97E758228C4.png" xlink:type="simple" xlink:show="embed" xlink:actuate="onLoad" loext:mime-type="image/png">
            <text:p/>
          </draw:image>
        </draw:frame>
        <draw:frame draw:style-name="gr2" draw:text-style-name="P2" draw:layer="layout" svg:width="2.036cm" svg:height="2.46cm" svg:x="35.664cm" svg:y="4.04cm">
          <draw:image xlink:href="Pictures/100002010000004D0000005DEA211F7C556C1093.png" xlink:type="simple" xlink:show="embed" xlink:actuate="onLoad" loext:mime-type="image/png">
            <text:p/>
          </draw:image>
        </draw:frame>
        <draw:frame draw:style-name="gr2" draw:text-style-name="P2" xml:id="id3" draw:id="id3" draw:layer="layout" svg:width="1.745cm" svg:height="2.618cm" svg:x="36cm" svg:y="14.682cm">
          <draw:image xlink:href="Pictures/10000201000000420000006358730B0EF8CB48B0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3.8cm" svg:height="4.6cm" svg:x="27.4cm" svg:y="8.3cm">
          <draw:image xlink:href="Pictures/10000201000000450000005D26DF1F32FB65D211.png" xlink:type="simple" xlink:show="embed" xlink:actuate="onLoad" loext:mime-type="image/png">
            <text:p/>
          </draw:image>
          <draw:glue-point draw:id="4" svg:x="-1.315cm" svg:y="-4.106cm"/>
        </draw:frame>
        <draw:frame draw:style-name="gr2" draw:text-style-name="P2" draw:layer="layout" svg:width="4.68cm" svg:height="5.565cm" svg:x="26.8cm" svg:y="16.8cm">
          <draw:image xlink:href="Pictures/100002010000005A0000006B0A040588A887C241.png" xlink:type="simple" xlink:show="embed" xlink:actuate="onLoad" loext:mime-type="image/png">
            <text:p/>
          </draw:image>
        </draw:frame>
        <draw:frame draw:style-name="gr2" draw:text-style-name="P2" xml:id="id4" draw:id="id4" draw:layer="layout" svg:width="17.858cm" svg:height="24.371cm" svg:x="1.4cm" svg:y="2.7cm">
          <draw:image xlink:href="Pictures/1000020100000514000006EEA7A3C37AD00540EB.png" xlink:type="simple" xlink:show="embed" xlink:actuate="onLoad" loext:mime-type="image/png">
            <text:p/>
          </draw:image>
          <draw:glue-point draw:id="4" svg:x="0.095cm" svg:y="-4.835cm"/>
        </draw:frame>
        <draw:frame draw:style-name="gr2" draw:text-style-name="P2" draw:layer="layout" svg:width="4.289cm" svg:height="4cm" svg:x="18.5cm" svg:y="11.9cm">
          <draw:image xlink:href="Pictures/100002010000004A00000045D0D46976DECE26F5.png" xlink:type="simple" xlink:show="embed" xlink:actuate="onLoad" loext:mime-type="image/png">
            <text:p/>
          </draw:image>
        </draw:frame>
        <draw:frame draw:style-name="gr2" draw:text-style-name="P2" draw:layer="layout" svg:width="3.425cm" svg:height="3.895cm" svg:x="19cm" svg:y="16.4cm">
          <draw:image xlink:href="Pictures/100002010000004900000053F6C82744658C6B28.png" xlink:type="simple" xlink:show="embed" xlink:actuate="onLoad" loext:mime-type="image/png">
            <text:p/>
          </draw:image>
        </draw:frame>
        <draw:frame draw:style-name="gr2" draw:text-style-name="P2" xml:id="id1" draw:id="id1" draw:layer="layout" svg:width="3.574cm" svg:height="3.678cm" svg:x="20.926cm" svg:y="7.3cm">
          <draw:image xlink:href="Pictures/100002010000004500000047B681547AC666ACCE.png" xlink:type="simple" xlink:show="embed" xlink:actuate="onLoad" loext:mime-type="image/png">
            <text:p/>
          </draw:image>
        </draw:frame>
        <draw:frame draw:style-name="gr2" draw:text-style-name="P2" draw:layer="layout" svg:width="2.934cm" svg:height="4.149cm" svg:x="19.3cm" svg:y="2.851cm">
          <draw:image xlink:href="Pictures/100002010000003A00000052E66250E8AF5B03EE.png" xlink:type="simple" xlink:show="embed" xlink:actuate="onLoad" loext:mime-type="image/png">
            <text:p/>
          </draw:image>
        </draw:frame>
        <draw:frame draw:style-name="gr3" draw:text-style-name="P3" draw:layer="layout" svg:width="11.39cm" svg:height="0.962cm" svg:x="16.5cm" svg:y="0.138cm">
          <draw:text-box>
            <text:p>User Interface Generation (Data Page)</text:p>
          </draw:text-box>
        </draw:frame>
        <draw:connector draw:style-name="gr4" draw:text-style-name="P4" draw:layer="layout" draw:type="lines" svg:x1="24.5cm" svg:y1="9.139cm" svg:x2="27.4cm" svg:y2="10.6cm" draw:start-shape="id1" draw:end-shape="id2" svg:d="M24500 9139h500l1900 1461h500" svg:viewBox="0 0 2901 1462">
          <text:p/>
        </draw:connector>
        <draw:connector draw:style-name="gr4" draw:text-style-name="P4" draw:layer="layout" draw:type="lines" svg:x1="36.872cm" svg:y1="14.682cm" svg:x2="29.3cm" svg:y2="12.9cm" draw:start-shape="id3" draw:start-glue-point="0" draw:end-shape="id2" svg:d="M36872 14682v-500l-7572-782v-500" svg:viewBox="0 0 7573 1783">
          <text:p/>
        </draw:connector>
        <draw:connector draw:style-name="gr4" draw:text-style-name="P4" draw:layer="layout" svg:x1="29.3cm" svg:y1="8.3cm" svg:x2="10.498cm" svg:y2="3.102cm" draw:start-shape="id2" draw:start-glue-point="0" draw:end-shape="id4" draw:end-glue-point="4" svg:d="M29300 8300v-6100h-18802v902" svg:viewBox="0 0 18803 6101">
          <text:p/>
        </draw:connector>
        <draw:frame draw:style-name="gr5" draw:text-style-name="P5" draw:layer="layout" svg:width="4.845cm" svg:height="0.962cm" svg:x="26.655cm" svg:y="7.843cm">
          <draw:text-box>
            <text:p>@app.route(„/“)</text:p>
          </draw:text-box>
        </draw:frame>
        <draw:frame draw:style-name="gr6" draw:text-style-name="P3" draw:layer="layout" svg:width="1.874cm" svg:height="0.962cm" svg:x="32.9cm" svg:y="14.1cm">
          <draw:text-box>
            <text:p>input</text:p>
          </draw:text-box>
        </draw:frame>
        <draw:frame draw:style-name="gr6" draw:text-style-name="P3" draw:layer="layout" svg:width="1.874cm" svg:height="0.962cm" svg:x="24.5cm" svg:y="10.1cm">
          <draw:text-box>
            <text:p>input</text:p>
          </draw:text-box>
        </draw:frame>
        <draw:frame draw:style-name="gr7" draw:text-style-name="P3" draw:layer="layout" svg:width="2.263cm" svg:height="0.962cm" svg:x="28.3cm" svg:y="3.7cm">
          <draw:text-box>
            <text:p>output</text:p>
          </draw:text-box>
        </draw:frame>
      </draw:page>
      <draw:page draw:name="page2" draw:style-name="dp1" draw:master-page-name="Обычный">
        <draw:frame draw:style-name="gr8" draw:text-style-name="P3" draw:layer="layout" svg:width="21.2cm" svg:height="1.825cm" svg:x="10.9cm" svg:y="0.338cm">
          <draw:text-box>
            <text:p><text:span text:style-name="T1">R</text:span><text:span text:style-name="T1">e</text:span><text:span text:style-name="T1">a</text:span><text:span text:style-name="T1">d </text:span><text:span text:style-name="T1">W</text:span><text:span text:style-name="T1">e</text:span><text:span text:style-name="T1">i</text:span><text:span text:style-name="T1">g</text:span><text:span text:style-name="T1">h</text:span><text:span text:style-name="T1">t </text:span><text:span text:style-name="T1">fr</text:span><text:span text:style-name="T1">o</text:span><text:span text:style-name="T1">m</text:span><text:span text:style-name="T1"> </text:span><text:span text:style-name="T1">S</text:span><text:span text:style-name="T1">c</text:span><text:span text:style-name="T1">a</text:span><text:span text:style-name="T1">l</text:span><text:span text:style-name="T1">e </text:span><text:span text:style-name="T1">a</text:span><text:span text:style-name="T1">n</text:span><text:span text:style-name="T1">d </text:span><text:span text:style-name="T1">S</text:span><text:span text:style-name="T1">a</text:span><text:span text:style-name="T1">v</text:span><text:span text:style-name="T1">e </text:span><text:span text:style-name="T1">t</text:span><text:span text:style-name="T1">o </text:span><text:span text:style-name="T1">D</text:span><text:span text:style-name="T1">a</text:span><text:span text:style-name="T1">t</text:span><text:span text:style-name="T1">a</text:span><text:span text:style-name="T1">b</text:span><text:span text:style-name="T1">a</text:span><text:span text:style-name="T1">s</text:span><text:span text:style-name="T1">e </text:span><text:span text:style-name="T1">C</text:span><text:span text:style-name="T1">y</text:span><text:span text:style-name="T1">c</text:span><text:span text:style-name="T1">l</text:span><text:span text:style-name="T1">e</text:span></text:p>
          </draw:text-box>
        </draw:frame>
        <draw:custom-shape draw:style-name="gr9" draw:text-style-name="P6" xml:id="id9" draw:id="id9" draw:layer="layout" svg:width="5.1cm" svg:height="3.5cm" svg:x="24.8cm" svg:y="3.143cm">
          <text:p text:style-name="P6">Read without</text:p>
          <text:p text:style-name="P6">Erro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5" draw:id="id5">
          <draw:custom-shape draw:style-name="gr10" draw:text-style-name="P7" draw:layer="layout" svg:width="4.5cm" svg:height="3.6cm" svg:x="1.8cm" svg:y="3.143cm">
            <text:p text:style-name="P7">Start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2" draw:text-style-name="P2" draw:layer="layout" svg:width="1.937cm" svg:height="1.747cm" svg:x="3.895cm" svg:y="4.096cm">
            <draw:image xlink:href="Pictures/100002010000004A00000045D0D46976DECE26F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1" draw:text-style-name="P1" draw:layer="layout" svg:width="3.9cm" svg:height="3.6cm" svg:x="9.1cm" svg:y="3.1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text-style-name="P2" draw:layer="layout" svg:width="2.674cm" svg:height="2.905cm" svg:x="9.802cm" svg:y="3.398cm">
            <draw:image xlink:href="Pictures/10000201000000450000005D26DF1F32FB65D211.png" xlink:type="simple" xlink:show="embed" xlink:actuate="onLoad" loext:mime-type="image/png">
              <text:p/>
            </draw:image>
            <draw:glue-point draw:id="4" svg:x="-1.315cm" svg:y="-4.106cm"/>
          </draw:frame>
        </draw:g>
        <draw:g xml:id="id7" draw:id="id7">
          <draw:custom-shape draw:style-name="gr12" draw:text-style-name="P1" draw:layer="layout" svg:width="3.5cm" svg:height="3.6cm" svg:x="14.1cm" svg:y="3.1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text-style-name="P2" draw:layer="layout" svg:width="2.106cm" svg:height="2.888cm" svg:x="14.87cm" svg:y="3.413cm">
            <draw:image xlink:href="Pictures/100002010000005A0000006B0A040588A887C241.png" xlink:type="simple" xlink:show="embed" xlink:actuate="onLoad" loext:mime-type="image/png">
              <text:p/>
            </draw:image>
          </draw:frame>
        </draw:g>
        <draw:custom-shape draw:style-name="gr13" draw:text-style-name="P1" xml:id="id20" draw:id="id20" draw:layer="layout" svg:width="4.8cm" svg:height="3.3cm" svg:x="24.5cm" svg:y="7.843cm">
          <text:p text:style-name="P1">Error Output</text:p>
          <text:p text:style-name="P1">Window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8" draw:id="id8">
          <draw:custom-shape draw:style-name="gr14" draw:text-style-name="P1" draw:layer="layout" svg:width="4.8cm" svg:height="3.3cm" svg:x="19cm" svg:y="3.243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2" draw:text-style-name="P2" draw:layer="layout" svg:width="2.768cm" svg:height="2.768cm" svg:x="19.932cm" svg:y="3.475cm">
            <draw:image xlink:href="Pictures/10000BB70000327800003278713D548A5175F27E.svg" xlink:type="simple" xlink:show="embed" xlink:actuate="onLoad" loext:mime-type="image/svg+xml">
              <text:p/>
            </draw:image>
            <draw:image xlink:href="Pictures/10000201000001E8000001E8CA68B7F98E74DB4A.png" xlink:type="simple" xlink:show="embed" xlink:actuate="onLoad" loext:mime-type="image/png"/>
          </draw:frame>
        </draw:g>
        <draw:g xml:id="id11" draw:id="id11">
          <draw:custom-shape draw:style-name="gr15" draw:text-style-name="P8" draw:layer="layout" svg:width="4.8cm" svg:height="3.3cm" svg:x="3.1cm" svg:y="12.643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2" draw:text-style-name="P2" draw:layer="layout" svg:width="2.4cm" svg:height="1.95cm" svg:x="4.3cm" svg:y="13.312cm">
            <draw:image xlink:href="Pictures/10000201000001B60000016492F360FBB7CCDA75.png" xlink:type="simple" xlink:show="embed" xlink:actuate="onLoad" loext:mime-type="image/png">
              <text:p/>
            </draw:image>
          </draw:frame>
        </draw:g>
        <draw:custom-shape draw:style-name="gr16" draw:text-style-name="P6" xml:id="id12" draw:id="id12" draw:layer="layout" svg:width="5.1cm" svg:height="3.9cm" svg:x="8.2cm" svg:y="12.343cm">
          <text:p text:style-name="P6">Read without</text:p>
          <text:p text:style-name="P6">Erro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9" draw:id="id19" draw:layer="layout" svg:width="4.8cm" svg:height="3.3cm" svg:x="9.3cm" svg:y="8.043cm">
          <text:p text:style-name="P1">Error Output</text:p>
          <text:p text:style-name="P1">Window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6" xml:id="id15" draw:id="id15" draw:layer="layout" svg:width="5.1cm" svg:height="3.9cm" svg:x="23.1cm" svg:y="12.243cm">
          <text:p text:style-name="P6">result in </text:p>
          <text:p text:style-name="P6">active weigh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8" xml:id="id16" draw:id="id16" draw:layer="layout" svg:width="4.8cm" svg:height="3.3cm" svg:x="29.3cm" svg:y="12.543cm">
          <text:p text:style-name="P1">mfg_part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8" xml:id="id18" draw:id="id18" draw:layer="layout" svg:width="7cm" svg:height="3.3cm" svg:x="22.2cm" svg:y="17.743cm">
          <text:p text:style-name="P1">mfg_DMC_errorlo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" xml:id="id17" draw:id="id17" draw:layer="layout" svg:width="4.8cm" svg:height="3.3cm" svg:x="35.6cm" svg:y="12.543cm">
          <text:p text:style-name="P1">Console </text:p>
          <text:p text:style-name="P1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1" xml:id="id10" draw:id="id10" draw:layer="layout" svg:width="5.5cm" svg:height="3.2cm" svg:x="31.5cm" svg:y="3.343cm">
          <text:p text:style-name="P1">last_camera_valu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" xml:id="id14" draw:id="id14" draw:layer="layout" svg:width="4.3cm" svg:height="3.1cm" svg:x="18.3cm" svg:y="12.64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" xml:id="id13" draw:id="id13" draw:layer="layout" svg:width="2.7cm" svg:height="3.2cm" svg:x="14.9cm" svg:y="12.643cm">
          <text:p text:style-name="P1">resul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2" draw:text-style-name="P9" draw:layer="layout" draw:type="line" svg:x1="6.3cm" svg:y1="4.943cm" svg:x2="9.1cm" svg:y2="4.943cm" draw:start-shape="id5" draw:start-glue-point="1" draw:end-shape="id6" draw:end-glue-point="3" svg:d="M6300 4943h2800" svg:viewBox="0 0 2801 1">
          <text:p/>
        </draw:connector>
        <draw:connector draw:style-name="gr22" draw:text-style-name="P9" draw:layer="layout" draw:type="line" svg:x1="13cm" svg:y1="4.943cm" svg:x2="14.1cm" svg:y2="4.943cm" draw:start-shape="id6" draw:start-glue-point="1" draw:end-shape="id7" svg:d="M13000 4943h1100" svg:viewBox="0 0 1101 1">
          <text:p/>
        </draw:connector>
        <draw:connector draw:style-name="gr22" draw:text-style-name="P9" draw:layer="layout" draw:type="line" svg:x1="23.8cm" svg:y1="4.893cm" svg:x2="24.8cm" svg:y2="4.893cm" draw:start-shape="id8" draw:start-glue-point="1" draw:end-shape="id9" draw:end-glue-point="5" svg:d="M23800 4893h1000" svg:viewBox="0 0 1001 1">
          <text:p/>
        </draw:connector>
        <draw:connector draw:style-name="gr23" draw:text-style-name="P9" draw:layer="layout" draw:type="line" svg:x1="29.9cm" svg:y1="4.893cm" svg:x2="31.5cm" svg:y2="4.943cm" draw:start-shape="id9" draw:start-glue-point="7" draw:end-shape="id10" draw:end-glue-point="5" svg:d="M29900 4893l1600 50" svg:viewBox="0 0 1601 51">
          <text:p text:style-name="P1">YES</text:p>
        </draw:connector>
        <draw:connector draw:style-name="gr22" draw:text-style-name="P9" draw:layer="layout" svg:x1="36.084cm" svg:y1="4.943cm" svg:x2="3.1cm" svg:y2="14.293cm" draw:start-shape="id10" draw:start-glue-point="7" draw:end-shape="id11" draw:end-glue-point="3" svg:d="M36084 4943h1418v4651h-34903v4699h501" svg:viewBox="0 0 34904 9351">
          <text:p/>
        </draw:connector>
        <draw:connector draw:style-name="gr23" draw:text-style-name="P9" draw:layer="layout" draw:type="line" svg:x1="13.3cm" svg:y1="14.293cm" svg:x2="14.9cm" svg:y2="14.243cm" draw:start-shape="id12" draw:start-glue-point="7" draw:end-shape="id13" draw:end-glue-point="5" svg:d="M13300 14293l1600-50" svg:viewBox="0 0 1601 51">
          <text:p text:style-name="P1">YES</text:p>
        </draw:connector>
        <draw:connector draw:style-name="gr22" draw:text-style-name="P9" draw:layer="layout" draw:type="line" svg:x1="17.15cm" svg:y1="14.243cm" svg:x2="19.375cm" svg:y2="14.193cm" draw:start-shape="id13" draw:start-glue-point="7" draw:end-shape="id14" draw:end-glue-point="5" svg:d="M17150 14243l2225-50" svg:viewBox="0 0 2226 51">
          <text:p/>
        </draw:connector>
        <draw:connector draw:style-name="gr22" draw:text-style-name="P9" draw:layer="layout" draw:type="line" svg:x1="21.525cm" svg:y1="14.193cm" svg:x2="23.1cm" svg:y2="14.193cm" draw:start-shape="id14" draw:start-glue-point="7" draw:end-shape="id15" draw:end-glue-point="5" svg:d="M21525 14193h1575" svg:viewBox="0 0 1576 1">
          <text:p/>
        </draw:connector>
        <draw:connector draw:style-name="gr23" draw:text-style-name="P9" draw:layer="layout" draw:type="line" svg:x1="28.2cm" svg:y1="14.193cm" svg:x2="29.78cm" svg:y2="14.193cm" draw:start-shape="id15" draw:start-glue-point="7" draw:end-shape="id16" draw:end-glue-point="6" svg:d="M28200 14193h1580" svg:viewBox="0 0 1581 1">
          <text:p text:style-name="P1">YES</text:p>
        </draw:connector>
        <draw:connector draw:style-name="gr22" draw:text-style-name="P9" draw:layer="layout" draw:type="line" svg:x1="33.612cm" svg:y1="14.193cm" svg:x2="36.08cm" svg:y2="14.193cm" draw:start-shape="id16" draw:start-glue-point="9" draw:end-shape="id17" draw:end-glue-point="6" svg:d="M33612 14193h2468" svg:viewBox="0 0 2469 1">
          <text:p/>
        </draw:connector>
        <draw:connector draw:style-name="gr24" draw:text-style-name="P4" draw:layer="layout" draw:type="line" svg:x1="25.65cm" svg:y1="16.143cm" svg:x2="25.7cm" svg:y2="17.743cm" draw:start-shape="id15" draw:start-glue-point="6" draw:end-shape="id18" svg:d="M25650 16143l50 1600" svg:viewBox="0 0 51 1601">
          <text:p text:style-name="P1">NO</text:p>
        </draw:connector>
        <draw:connector draw:style-name="gr22" draw:text-style-name="P9" draw:layer="layout" draw:type="line" svg:x1="7.9cm" svg:y1="14.293cm" svg:x2="8.2cm" svg:y2="14.293cm" draw:start-shape="id11" draw:start-glue-point="1" draw:end-shape="id12" svg:d="M7900 14293h300" svg:viewBox="0 0 301 1">
          <text:p/>
        </draw:connector>
        <draw:connector draw:style-name="gr25" draw:text-style-name="P1" draw:layer="layout" draw:line-skew="-2.251cm" svg:x1="34.25cm" svg:y1="6.543cm" svg:x2="20.45cm" svg:y2="12.643cm" draw:start-shape="id10" draw:start-glue-point="6" draw:end-shape="id14" draw:end-glue-point="4" svg:d="M34250 6543v800h-13800v5300" svg:viewBox="0 0 13801 6101">
          <text:p/>
        </draw:connector>
        <draw:connector draw:style-name="gr26" draw:text-style-name="P4" draw:layer="layout" draw:type="line" svg:x1="10.75cm" svg:y1="12.343cm" svg:x2="11.211cm" svg:y2="11.343cm" draw:start-shape="id12" draw:start-glue-point="4" draw:end-shape="id19" draw:end-glue-point="7" svg:d="M10750 12343l461-1000" svg:viewBox="0 0 462 1001">
          <text:p text:style-name="P1">NO</text:p>
        </draw:connector>
        <draw:connector draw:style-name="gr26" draw:text-style-name="P4" draw:layer="layout" draw:type="line" svg:x1="27.35cm" svg:y1="6.643cm" svg:x2="27.38cm" svg:y2="7.843cm" draw:start-shape="id9" draw:end-shape="id20" draw:end-glue-point="4" svg:d="M27350 6643l30 1200" svg:viewBox="0 0 31 1201">
          <text:p text:style-name="P1">NO</text:p>
        </draw:connector>
        <draw:connector draw:style-name="gr22" draw:text-style-name="P9" draw:layer="layout" draw:type="line" svg:x1="17.6cm" svg:y1="4.943cm" svg:x2="19cm" svg:y2="4.893cm" draw:start-shape="id7" draw:start-glue-point="1" draw:end-shape="id8" svg:d="M17600 4943l1400-50" svg:viewBox="0 0 1401 51">
          <text:p/>
        </draw:connector>
        <draw:connector draw:style-name="gr27" draw:text-style-name="P4" draw:layer="layout" svg:x1="28.487cm" svg:y1="19.393cm" svg:x2="38cm" svg:y2="15.843cm" draw:start-shape="id18" draw:start-glue-point="9" draw:end-shape="id17" draw:end-glue-point="8" svg:d="M28487 19393h9513v-3550" svg:viewBox="0 0 9514 3551">
          <text:p/>
        </draw:connector>
        <draw:custom-shape draw:style-name="gr10" draw:text-style-name="P6" xml:id="id21" draw:id="id21" draw:layer="layout" svg:width="4.5cm" svg:height="3.6cm" svg:x="1.817cm" svg:y="23.137cm">
          <text:p text:style-name="P6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4" draw:layer="layout" svg:x1="39.912cm" svg:y1="14.193cm" svg:x2="6.317cm" svg:y2="24.937cm" draw:start-shape="id17" draw:start-glue-point="9" draw:end-shape="id21" draw:end-glue-point="10" svg:d="M39912 14193h990v10744h-34585" svg:viewBox="0 0 34586 10745">
          <text:p/>
        </draw:connector>
        <draw:connector draw:style-name="gr4" draw:text-style-name="P4" draw:layer="layout" svg:x1="13.612cm" svg:y1="9.693cm" svg:x2="6.317cm" svg:y2="24.937cm" draw:start-shape="id19" draw:start-glue-point="9" draw:end-shape="id21" draw:end-glue-point="10" svg:d="M13612 9693h990v15244h-8285" svg:viewBox="0 0 8286 15245">
          <text:p/>
        </draw:connector>
        <draw:connector draw:style-name="gr4" draw:text-style-name="P4" draw:layer="layout" svg:x1="28.812cm" svg:y1="9.493cm" svg:x2="6.317cm" svg:y2="24.937cm" draw:start-shape="id20" draw:start-glue-point="9" draw:end-shape="id21" draw:end-glue-point="10" svg:d="M28812 9493h990v15444h-23485" svg:viewBox="0 0 23486 15445">
          <text:p/>
        </draw:connector>
        <draw:custom-shape draw:style-name="gr28" draw:text-style-name="P1" xml:id="id22" draw:id="id22" draw:layer="layout" svg:width="4.3cm" svg:height="2.7cm" svg:x="1.9cm" svg:y="19.243cm">
          <text:p text:style-name="P1"><text:s/>1 sec delay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4" draw:text-style-name="P4" draw:layer="layout" draw:type="line" svg:x1="4.067cm" svg:y1="23.137cm" svg:x2="4.05cm" svg:y2="21.943cm" draw:start-shape="id21" draw:start-glue-point="4" draw:end-shape="id22" draw:end-glue-point="6" svg:d="M4067 23137l-17-1194" svg:viewBox="0 0 18 1195">
          <text:p/>
        </draw:connector>
        <draw:connector draw:style-name="gr4" draw:text-style-name="P4" draw:layer="layout" draw:type="line" svg:x1="1.9cm" svg:y1="20.593cm" svg:x2="1.8cm" svg:y2="4.943cm" draw:start-shape="id22" draw:start-glue-point="5" draw:end-shape="id5" draw:end-glue-point="3" svg:d="M1900 20593l-100-15650" svg:viewBox="0 0 101 15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43cm" fo:margin-bottom="0.974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1:38:14.658722638</meta:creation-date>
    <meta:editing-duration>PT27M16S</meta:editing-duration>
    <meta:editing-cycles>7</meta:editing-cycles>
    <meta:generator>LibreOffice/6.4.7.2$Linux_X86_64 LibreOffice_project/40$Build-2</meta:generator>
    <dc:date>2022-02-08T12:08:25.330164815</dc:date>
    <meta:document-statistic meta:object-count="71"/>
  </office:meta>
</office:document-meta>
</file>